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201000004980000060459F0DD204A44C90D.png" manifest:media-type="image/png"/>
  <manifest:file-entry manifest:full-path="Pictures/10000201000001CC000001CC65183218F757EAB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entury Gothic1" svg:font-family="'Century Gothic'"/>
    <style:font-face style:name="Courier New" svg:font-family="'Courier New'"/>
    <style:font-face style:name="Open Sans1" svg:font-family="'Open Sans'"/>
    <style:font-face style:name="Century Gothic2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 Sans2" svg:font-family="'Open Sans'" style:font-family-generic="system" style:font-pitch="variable"/>
    <style:font-face style:name="メイリオ" svg:font-family="メイリオ" style:font-family-generic="system" style:font-pitch="variable"/>
  </office:font-face-decls>
  <office:automatic-styles>
    <style:style style:name="Table1" style:family="table" style:master-page-name="Standard">
      <style:table-properties style:width="7.493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2.4993in"/>
    </style:style>
    <style:style style:name="Table1.B" style:family="table-column">
      <style:table-column-properties style:column-width="0.5007in"/>
    </style:style>
    <style:style style:name="Table1.C" style:family="table-column">
      <style:table-column-properties style:column-width="4.4931in"/>
    </style:style>
    <style:style style:name="Table1.1" style:family="table-row">
      <style:table-row-properties style:min-row-height="3.0625in" fo:keep-together="auto"/>
    </style:style>
    <style:style style:name="Table1.A1" style:family="table-cell">
      <style:table-cell-properties style:vertical-align="bottom" fo:padding-left="0.0799in" fo:padding-right="0.0799in" fo:padding-top="0in" fo:padding-bottom="0in" fo:border="none"/>
    </style:style>
    <style:style style:name="Table1.B1" style:family="table-cell">
      <style:table-cell-properties fo:padding-left="0.0799in" fo:padding-right="0.0799in" fo:padding-top="0in" fo:padding-bottom="0in" fo:border="none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99in" fo:padding-right="0.0799in" fo:padding-top="0in" fo:padding-bottom="0in" fo:border="none"/>
    </style:style>
    <style:style style:name="Table1.B2" style:family="table-cell">
      <style:table-cell-properties fo:padding-left="0.0799in" fo:padding-right="0.0799in" fo:padding-top="0in" fo:padding-bottom="0in" fo:border="none"/>
    </style:style>
    <style:style style:name="Table1.C2" style:family="table-cell">
      <style:table-cell-properties fo:padding-left="0.0799in" fo:padding-right="0.0799in" fo:padding-top="0in" fo:padding-bottom="0in" fo:border="none"/>
    </style:style>
    <style:style style:name="P1" style:family="paragraph" style:parent-style-name="Date">
      <style:text-properties officeooo:paragraph-rsid="000f0298"/>
    </style:style>
    <style:style style:name="P2" style:family="paragraph" style:parent-style-name="Standard">
      <style:paragraph-properties fo:text-align="center" style:justify-single-word="false">
        <style:tab-stops>
          <style:tab-stop style:position="0.6874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6874in"/>
        </style:tab-stops>
      </style:paragraph-properties>
    </style:style>
    <style:style style:name="P4" style:family="paragraph" style:parent-style-name="Standard">
      <style:text-properties fo:font-style="italic" fo:font-weight="bold" style:font-style-asian="italic" style:font-weight-asian="bold"/>
    </style:style>
    <style:style style:name="P5" style:family="paragraph" style:parent-style-name="Subtitle">
      <style:text-properties fo:letter-spacing="normal" style:text-scale="100%"/>
    </style:style>
    <style:style style:name="P6" style:family="paragraph" style:parent-style-name="Date">
      <style:text-properties fo:color="#0b090c" style:font-name="Open Sans" fo:font-size="7.5pt" fo:background-color="#ffffff" style:font-size-asian="7.5pt" style:font-name-complex="Open Sans2" style:font-size-complex="7.5pt"/>
    </style:style>
    <style:style style:name="P7" style:family="paragraph" style:parent-style-name="Date">
      <style:text-properties fo:color="#0b090c" style:font-name="Open Sans" fo:font-size="7.5pt" officeooo:paragraph-rsid="000f0298" fo:background-color="#ffffff" style:font-size-asian="7.5pt" style:font-name-complex="Open Sans2" style:font-size-complex="7.5pt"/>
    </style:style>
    <style:style style:name="P8" style:family="paragraph" style:parent-style-name="Date">
      <style:text-properties fo:color="#0b090c" style:font-name="Open Sans" fo:font-size="7.5pt" fo:font-style="italic" fo:background-color="#ffffff" style:font-size-asian="7.5pt" style:font-style-asian="italic" style:font-name-complex="Open Sans2" style:font-size-complex="7.5pt" style:font-style-complex="italic"/>
    </style:style>
    <style:style style:name="P9" style:family="paragraph" style:parent-style-name="Date">
      <style:text-properties fo:color="#0b090c" style:font-name="Open Sans" fo:font-size="7.5pt" fo:font-style="italic" officeooo:paragraph-rsid="000f0298" fo:background-color="#ffffff" style:font-size-asian="7.5pt" style:font-style-asian="italic" style:font-name-complex="Open Sans2" style:font-size-complex="7.5pt" style:font-style-complex="italic"/>
    </style:style>
    <style:style style:name="P10" style:family="paragraph" style:parent-style-name="Date" style:list-style-name="WWNum1">
      <style:text-properties officeooo:paragraph-rsid="000f0298"/>
    </style:style>
    <style:style style:name="P11" style:family="paragraph" style:parent-style-name="Date">
      <style:text-properties officeooo:paragraph-rsid="0010f340"/>
    </style:style>
    <style:style style:name="P12" style:family="paragraph" style:parent-style-name="Heading_20_4">
      <style:text-properties officeooo:paragraph-rsid="000f0298" style:font-weight-complex="bold"/>
    </style:style>
    <style:style style:name="P13" style:family="paragraph" style:parent-style-name="Heading_20_4">
      <style:text-properties officeooo:paragraph-rsid="0010f340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1">
      <style:text-properties officeooo:paragraph-rsid="000f0298"/>
    </style:style>
    <style:style style:name="P16" style:family="paragraph" style:parent-style-name="List_20_Paragraph" style:list-style-name="WWNum1">
      <style:text-properties officeooo:paragraph-rsid="0010f340"/>
    </style:style>
    <style:style style:name="P17" style:family="paragraph" style:parent-style-name="List_20_Paragraph" style:list-style-name="WWNum1">
      <style:text-properties fo:color="#0b090c" style:font-name="Century Gothic2" fo:font-size="9pt" officeooo:paragraph-rsid="000f0298" fo:background-color="#ffffff" style:font-size-asian="9pt" style:font-name-complex="Open Sans2" style:font-size-complex="11pt"/>
    </style:style>
    <style:style style:name="P18" style:family="paragraph" style:parent-style-name="List_20_Paragraph" style:list-style-name="WWNum1">
      <style:text-properties fo:font-size="8pt" style:font-size-asian="8pt"/>
    </style:style>
    <style:style style:name="P19" style:family="paragraph" style:parent-style-name="List_20_Paragraph" style:list-style-name="WWNum1">
      <style:text-properties fo:font-size="8pt" officeooo:paragraph-rsid="0010f340" style:font-size-asian="8pt"/>
    </style:style>
    <style:style style:name="P20" style:family="paragraph" style:parent-style-name="List_20_Paragraph" style:list-style-name="WWNum1">
      <style:paragraph-properties>
        <style:tab-stops>
          <style:tab-stop style:position="0.6874in"/>
        </style:tab-stops>
      </style:paragraph-properties>
    </style:style>
    <style:style style:name="P21" style:family="paragraph" style:parent-style-name="Standard">
      <style:text-properties fo:font-size="16pt" fo:font-weight="bold" style:font-size-asian="16pt" style:font-weight-asian="bold"/>
    </style:style>
    <style:style style:name="P22" style:family="paragraph" style:parent-style-name="Standard">
      <style:text-properties fo:font-style="italic" fo:font-weight="bold" style:font-style-asian="italic" style:font-weight-asian="bold"/>
    </style:style>
    <style:style style:name="P23" style:family="paragraph" style:parent-style-name="Standard">
      <style:text-properties fo:font-style="italic" fo:font-weight="bold" officeooo:paragraph-rsid="000f0298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text-transform="uppercase" fo:color="#548ab7" style:font-name="Century Gothic" fo:font-size="11pt" fo:font-weight="bold" style:font-name-asian="メイリオ" style:font-size-asian="11pt" style:font-weight-asian="bold" style:font-size-complex="12pt"/>
    </style:style>
    <style:style style:name="P25" style:family="paragraph" style:parent-style-name="Standard">
      <style:text-properties fo:color="#0b090c" style:font-name="Open Sans" fo:font-size="9pt" fo:font-style="italic" fo:font-weight="bold" officeooo:paragraph-rsid="000f0298" fo:background-color="#ffffff" style:font-size-asian="9pt" style:font-style-asian="italic" style:font-weight-asian="bold" style:font-name-complex="Open Sans2" style:font-size-complex="11pt" style:font-style-complex="italic" style:font-weight-complex="bold"/>
    </style:style>
    <style:style style:name="P26" style:family="paragraph" style:parent-style-name="Standard">
      <style:text-properties fo:color="#0b090c" style:font-name="Open Sans" fo:font-size="7.5pt" fo:background-color="#ffffff" style:font-size-asian="7.5pt" style:font-name-complex="Open Sans2" style:font-size-complex="7.5pt"/>
    </style:style>
    <style:style style:name="P27" style:family="paragraph" style:parent-style-name="Standard">
      <style:text-properties fo:font-weight="bold" style:font-weight-asian="bold" style:font-style-complex="italic" style:font-weight-complex="bold"/>
    </style:style>
    <style:style style:name="P28" style:family="paragraph" style:parent-style-name="Standard">
      <style:text-properties fo:font-weight="bold" officeooo:paragraph-rsid="000f0298" style:font-weight-asian="bold" style:font-style-complex="italic" style:font-weight-complex="bold"/>
    </style:style>
    <style:style style:name="P29" style:family="paragraph" style:parent-style-name="Standard">
      <style:text-properties fo:font-size="8pt" style:font-size-asian="8pt"/>
    </style:style>
    <style:style style:name="P30" style:family="paragraph" style:parent-style-name="Standard">
      <style:text-properties fo:font-size="8pt" officeooo:paragraph-rsid="0010f340" style:font-size-asian="8pt"/>
    </style:style>
    <style:style style:name="P31" style:family="paragraph" style:parent-style-name="Standard">
      <style:text-properties officeooo:paragraph-rsid="0010f340"/>
    </style:style>
    <style:style style:name="P32" style:family="paragraph" style:parent-style-name="Standard">
      <style:text-properties officeooo:rsid="0010f340" officeooo:paragraph-rsid="0010f340"/>
    </style:style>
    <style:style style:name="P33" style:family="paragraph">
      <loext:graphic-properties draw:fill="bitmap" draw:fill-image-name="msFillBitmap_20_1" style:repeat="stretch"/>
      <style:paragraph-properties fo:text-align="center"/>
      <style:text-properties fo:font-size="18pt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weight-complex="bold"/>
    </style:style>
    <style:style style:name="T4" style:family="text">
      <style:text-properties fo:font-size="8pt" style:font-size-asian="8pt"/>
    </style:style>
    <style:style style:name="T5" style:family="text">
      <style:text-properties fo:font-size="8pt" style:font-size-asian="8pt" style:font-weight-complex="bold"/>
    </style:style>
    <style:style style:name="T6" style:family="text">
      <style:text-properties fo:font-size="8pt" style:font-size-asian="8pt" style:font-size-complex="11pt"/>
    </style:style>
    <style:style style:name="T7" style:family="text">
      <style:text-properties fo:font-size="8pt" officeooo:rsid="0010f340" style:font-size-asian="8pt" style:font-size-complex="11pt" style:font-weight-complex="bold"/>
    </style:style>
    <style:style style:name="T8" style:family="text">
      <style:text-properties fo:font-size="8pt" officeooo:rsid="0010f340" style:font-size-asian="8pt" style:font-size-complex="11pt"/>
    </style:style>
    <style:style style:name="T9" style:family="text">
      <style:text-properties fo:font-size="8pt" officeooo:rsid="0010f340" style:font-size-asian="8pt"/>
    </style:style>
    <style:style style:name="T10" style:family="text">
      <style:text-properties officeooo:rsid="0010f340"/>
    </style:style>
    <style:style style:name="T11" style:family="text">
      <style:text-properties fo:font-size="9pt" officeooo:rsid="0010f340" style:font-size-asian="9pt" style:font-size-complex="11pt"/>
    </style:style>
    <style:style style:name="T12" style:family="text">
      <style:text-properties style:text-position="super 58%" fo:font-size="9pt" officeooo:rsid="0010f340" style:font-size-asian="9pt" style:font-size-complex="11pt"/>
    </style:style>
    <style:style style:name="T13" style:family="text">
      <style:text-properties style:text-position="0% 100%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middle" style:vertical-rel="page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in" draw:visible-area-width="3.937in" draw:visible-area-height="3.937in"/>
    </style:style>
    <style:style style:name="gr1" style:family="graphic">
      <style:graphic-properties draw:stroke="solid" svg:stroke-width="0.0138in" svg:stroke-color="#6d869b" draw:stroke-linejoin="miter" svg:stroke-linecap="butt" draw:fill="bitmap" draw:fill-image-name="msFillBitmap_20_1" style:repeat="stretch" draw:textarea-vertical-align="top" draw:auto-grow-height="false" fo:min-height="1.4638in" fo:min-width="1.4472in" fo:padding-top="0.0492in" fo:padding-bottom="0.0492in" fo:padding-left="0.0984in" fo:padding-right="0.0984in" fo:wrap-option="wrap" fo:clip="rect(0in, 0in, 0in, 0in)" fo:margin-left="0in" fo:margin-right="0.0291in" fo:margin-top="0in" fo:margin-bottom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draw:custom-shape text:anchor-type="paragraph" draw:z-index="2" draw:name="Oval 4" draw:style-name="gr1" draw:text-style-name="P33" svg:width="2.3252in" svg:height="2.2098in" svg:x="0in" svg:y="0.690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Title">Sahil Rajput</text:p>
            <text:p text:style-name="P5"/>
            <text:p text:style-name="P5"/>
            <text:p text:style-name="P21">Full Stack Developer</text:p>
            <text:p text:style-name="Standard">Panchkula/Chandigarh, INDIA</text:p>
          </table:table-cell>
        </table:table-row>
        <table:table-row table:style-name="Table1.2">
          <table:table-cell table:style-name="Table1.A2" office:value-type="string">
            <text:h text:style-name="Heading_20_3" text:outline-level="3">Profile</text:h>
            <text:p text:style-name="P4">I'm a FullStack developer, enthusiastic learner and seeker for mechanisms. Developing web/mobile applications with node.js, React, Express, GraphQL, PostgreSQL, RedisDB and MongoDB. </text:p>
            <text:p text:style-name="P4"/>
            <text:p text:style-name="Standard"><text:span text:style-name="T1">Some projects @ </text:span><text:a xlink:type="simple" xlink:href="../sahilrajput03.github.io" text:style-name="Internet_20_link" text:visited-style-name="Visited_20_Internet_20_Link"><text:span text:style-name="T1">sahilrajput03.github.io</text:span></text:a><text:span text:style-name="T1"> using technologies like Typescript, Graphql, formik.js, and redux.js.</text:span></text:p>
            <text:h text:style-name="Heading_20_3" text:outline-level="3">Contact</text:h>
            <text:p text:style-name="Standard">PHONE:</text:p>
            <text:p text:style-name="Standard">8360-267-243</text:p>
            <text:p text:style-name="Standard"/>
            <text:p text:style-name="P24">WEBSITE/BLOG:</text:p>
            <text:p text:style-name="Standard"><text:a xlink:type="simple" xlink:href="https://reverberate.ml/" text:style-name="Internet_20_link" text:visited-style-name="Visited_20_Internet_20_Link">https://reverberate.ml</text:a></text:p>
            <text:p text:style-name="Standard"><text:span text:style-name="Internet_20_link">https://jaadujinn.ml</text:span></text:p>
            <text:p text:style-name="Standard"/>
            <text:p text:style-name="P24">EMAIL:</text:p>
            <text:p text:style-name="Standard"><text:a xlink:type="simple" xlink:href="../sahilrajput03@gmail.com" text:style-name="Internet_20_link" text:visited-style-name="Visited_20_Internet_20_Link">sahilrajput03@gmail.com</text:a></text:p>
            <text:h text:style-name="Heading_20_3" text:outline-level="3">GITHUB:</text:h>
            <text:p text:style-name="Standard"><text:a xlink:type="simple" xlink:href="http://github.com/sahilrajput03" text:style-name="Internet_20_link" text:visited-style-name="Visited_20_Internet_20_Link">http://github.com/sahilrajput03</text:a></text:p>
            <text:h text:style-name="Heading_20_3" text:outline-level="3">interests</text:h>
            <text:list xml:id="list2341694482" text:style-name="WWNum1">
              <text:list-item>
                <text:p text:style-name="P14">Exploring techonologies</text:p>
              </text:list-item>
              <text:list-item>
                <text:p text:style-name="P14">Reading Books</text:p>
              </text:list-item>
              <text:list-item>
                <text:p text:style-name="P14">Teaching/Assisting on techgroups</text:p>
              </text:list-item>
              <text:list-item>
                <text:p text:style-name="P14">Swimming</text:p>
              </text:list-item>
              <text:list-item>
                <text:p text:style-name="P14">Music</text:p>
              </text:list-item>
            </text:list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h text:style-name="Heading_20_2" text:outline-level="2">EDUCATION</text:h>
            <text:p text:style-name="P1">2015 – 2019</text:p>
            <text:p text:style-name="P25">Bachelor of Engineering - Information Technology</text:p>
            <text:h text:style-name="P12" text:outline-level="4">University Institute Of Engineering &amp; Technology , Panjab University</text:h>
            <text:p text:style-name="Date"/>
            <text:p text:style-name="Date">06/2019 – 12/2019</text:p>
            <text:p text:style-name="P4">FullStack React/React Native Developer Course</text:p>
            <text:p text:style-name="P27">University of Helsinki, Finland.</text:p>
            <text:p text:style-name="P6">12 ECTS course.</text:p>
            <text:p text:style-name="P8">Achievements/Tasks</text:p>
            <text:list xml:id="list175204934264372" text:continue-numbering="true" text:style-name="WWNum1">
              <text:list-item>
                <text:p text:style-name="P14">Completed FullStackOpen Course remotely at <text:a xlink:type="simple" xlink:href="https://fullstackopen.com/" text:style-name="Internet_20_link" text:visited-style-name="Visited_20_Internet_20_Link">https://fullstackopen.com</text:a></text:p>
              </text:list-item>
              <text:list-item>
                <text:p text:style-name="P14">Made serveral full stack applications with React/React Native, Expressjs, MongoDB and GraphQL during the course like fully feature phone book app with logic authentication via express.js and mongodb for data storage for the users.</text:p>
              </text:list-item>
              <text:list-item>
                <text:p text:style-name="P14">Done several testing realted exercises for frontend as well as backend with nodejs.</text:p>
              </text:list-item>
              <text:list-item>
                <text:p text:style-name="P14">Made a intermediate level react-native app for browsing github profiles, reviewing them, rating personal repos and adding comments in them with supported backend.</text:p>
              </text:list-item>
              <text:list-item>
                <text:p text:style-name="P14">Did a git COURSE during the course as well @ <text:a xlink:type="simple" xlink:href="https://learngitbranching.js.org/" text:style-name="Internet_20_link" text:visited-style-name="Visited_20_Internet_20_Link">https://learngitbranching.js.org</text:a>.</text:p>
              </text:list-item>
              <text:list-item>
                <text:p text:style-name="P14">Did react-query COURSE by Tanner Linsley, tool for managing server cache with ease <text:s/>in react frontend. Src: <text:a xlink:type="simple" xlink:href="https://react-query.tanstack.com/" text:style-name="Internet_20_link" text:visited-style-name="Visited_20_Internet_20_Link">https://react-query.tanstack.com/</text:a></text:p>
              </text:list-item>
            </text:list>
            <text:p text:style-name="P26"/>
            <text:p text:style-name="P1">10/2020 – 12/2020</text:p>
            <text:p text:style-name="P23">Dev Ops With Docker</text:p>
            <text:p text:style-name="P28">University of Helsinki, Finland.</text:p>
            <text:p text:style-name="P7">3 ECTS course.</text:p>
            <text:p text:style-name="P9">Achievements/Tasks</text:p>
            <text:list xml:id="list175205500420268" text:continue-numbering="true" text:style-name="WWNum1">
              <text:list-item>
                <text:p text:style-name="P10">Completed FullStackOpen Course remotely at <text:a xlink:type="simple" xlink:href="https://devopswithdocker.com/" text:style-name="Internet_20_link" text:visited-style-name="Visited_20_Internet_20_Link">https://devopswithdocker.com</text:a></text:p>
              </text:list-item>
              <text:list-item>
                <text:p text:style-name="P15">Set up orchestration for real world ready-made projects with connecting setup using `docker-compose` tool.</text:p>
              </text:list-item>
              <text:list-item>
                <text:p text:style-name="P15">Managing resources for different containers.</text:p>
              </text:list-item>
              <text:list-item>
                <text:p text:style-name="P15">Set up custom nginx image with scaled containers for load-balancing.</text:p>
              </text:list-item>
              <text:list-item>
                <text:p text:style-name="P17"><text:bookmark text:name="_GoBack"/>Used Docker, Heroku-Containers and Nginx for making automated CI/CD pipeline using CircleCi.</text:p>
              </text:list-item>
            </text:list>
            <text:p text:style-name="Standard"/>
          </table:table-cell>
        </table:table-row>
      </table:table>
      <text:p text:style-name="P3"/>
      <text:p text:style-name="P3"><text:soft-page-break/></text:p>
      <text:p text:style-name="P3"/>
      <text:h text:style-name="Heading_20_2" text:outline-level="2"/>
      <text:h text:style-name="Heading_20_2" text:outline-level="2">WORK EXPERIENCE</text:h>
      <text:h text:style-name="P13" text:outline-level="4"><text:span text:style-name="T3">BluLabs </text:span>- <text:span text:style-name="T8">FullStack Developer </text:span>(Java<text:span text:style-name="T10">script</text:span>)</text:h>
      <text:p text:style-name="P11"><text:span text:style-name="T11">25</text:span><text:span text:style-name="T12">th</text:span><text:span text:style-name="T11"> May </text:span>20<text:span text:style-name="T10">21</text:span> – <text:span text:style-name="T10">Present</text:span></text:p>
      <text:p text:style-name="P31"><text:span text:style-name="T4">Profile – </text:span><text:span text:style-name="T8">FullStack Developer</text:span></text:p>
      <text:p text:style-name="P32"><text:span text:style-name="T6">Address: E-288, office no.501, Flexi Tower, 8A, Industrial Area, Sahibzada Ajit Singh Nagar, Punjab 160055</text:span></text:p>
      <text:p text:style-name="P30">Responsibilities:</text:p>
      <text:list xml:id="list175205973156033" text:continue-numbering="true" text:style-name="WWNum1">
        <text:list-item>
          <text:p text:style-name="P16"><text:span text:style-name="T7">Working as a frontend developer for project </text:span><text:a xlink:type="simple" xlink:href="https://tiqassist.com/" text:style-name="Internet_20_link" text:visited-style-name="Visited_20_Internet_20_Link"><text:span text:style-name="T7">https://tiqassist.com/</text:span></text:a><text:span text:style-name="T7"> which is currently in beta</text:span><text:span text:style-name="T5">.</text:span></text:p>
          <text:p text:style-name="P19"><text:span text:style-name="T3"/></text:p>
        </text:list-item>
      </text:list>
      <text:h text:style-name="Heading_20_4" text:outline-level="4"><text:span text:style-name="T3">Nubit (Mobin Signity Solutions Pvt Ltd)</text:span> - Android Developer(Java)</text:h>
      <text:p text:style-name="Date">June 2018 – August 2018</text:p>
      <text:p text:style-name="P29">Profile - Native Android Developer for Calvry™</text:p>
      <text:p text:style-name="Standard"><text:span text:style-name="T4">Published - </text:span><text:a xlink:type="simple" xlink:href="https://tinyurl.com/calvry-playstore" text:style-name="Internet_20_link" text:visited-style-name="Visited_20_Internet_20_Link"><text:span text:style-name="T4">https://tinyurl.com/calvry-playstore</text:span></text:a></text:p>
      <text:p text:style-name="P29">Product : Calvry is an AI based FOOD recognition app that intelligently detects your food items and allows user to know all the nutritional values of your foods.</text:p>
      <text:p text:style-name="P29">Responsibilities:</text:p>
      <text:list xml:id="list175204885509732" text:continue-numbering="true" text:style-name="WWNum1">
        <text:list-item>
          <text:p text:style-name="P18">During the internship period as a native android developer, I worked for developing calvry that intendedly worked very well. The app was designed with the aim of optimizing bandwidth considering the features, thus making it bandwidth friendly, fast and efficient.</text:p>
        </text:list-item>
      </text:list>
      <text:h text:style-name="Heading_20_2" text:outline-level="2">Languages</text:h>
      <text:p text:style-name="P3"><draw:frame draw:style-name="fr2" draw:name="1" text:anchor-type="as-char" svg:width="4.1083in" svg:height="1.3752in" draw:z-index="3"><draw:object-ole xlink:href="./Object 3" xlink:type="simple" xlink:show="embed" xlink:actuate="onLoad"/><draw:image xlink:href="./ObjectReplacements/Object 3" xlink:type="simple" xlink:show="embed" xlink:actuate="onLoad"/></draw:frame></text:p>
      <text:h text:style-name="Heading_20_2" text:outline-level="2">skills</text:h>
      <text:list xml:id="list175206385180890" text:continue-numbering="true" text:style-name="WWNum1">
        <text:list-item>
          <text:p text:style-name="P14">Good communication - written and oral skills</text:p>
        </text:list-item>
        <text:list-item>
          <text:p text:style-name="P14">Excellent conceptual and analytical skills.</text:p>
        </text:list-item>
        <text:list-item>
          <text:p text:style-name="P14">Effective interpersonal skills.</text:p>
        </text:list-item>
      </text:list>
      <text:h text:style-name="Heading_20_2" text:outline-level="2">Personal PRojects</text:h>
      <text:list xml:id="list175204607221353" text:continue-numbering="true" text:style-name="WWNum1">
        <text:list-item>
          <text:p text:style-name="P20">Services:</text:p>
          <text:list>
            <text:list-item>
              <text:p text:style-name="P20">Axios playground - <text:a xlink:type="simple" xlink:href="https://axiosplayground.ml/" text:style-name="Internet_20_link" text:visited-style-name="Visited_20_Internet_20_Link">https://axiosplayground.ml/</text:a></text:p>
            </text:list-item>
            <text:list-item>
              <text:p text:style-name="P20">Object Database Server - <text:a xlink:type="simple" xlink:href="https://jsonbackendserver.herokuapp.com/" text:style-name="Internet_20_link" text:visited-style-name="Visited_20_Internet_20_Link">https://jsonbackendserver.herokuapp.com/</text:a></text:p>
            </text:list-item>
            <text:list-item>
              <text:p text:style-name="P20">Query graphql apis with power - <text:a xlink:type="simple" xlink:href="https://abstraction.ml/" text:style-name="Internet_20_link" text:visited-style-name="Visited_20_Internet_20_Link">https://abstraction.ml/</text:a> (using OneGrahp’s Client )</text:p>
            </text:list-item>
          </text:list>
        </text:list-item>
      </text:list>
      <text:p text:style-name="P3"/>
      <text:list xml:id="list175204686130673" text:continue-numbering="true" text:style-name="WWNum1">
        <text:list-item>
          <text:p text:style-name="P20"><text:s/>Npm packages published on npm/yarn:</text:p>
          <text:list>
            <text:list-item>
              <text:p text:style-name="P20"><text:span text:style-name="T2">useWhat</text:span> – react global state management</text:p>
            </text:list-item>
            <text:list-item>
              <text:p text:style-name="P20"><text:span text:style-name="T2">useStateM</text:span> – a mutable useState hook (using immerjs)</text:p>
            </text:list-item>
            <text:list-item>
              <text:p text:style-name="P20"><text:span text:style-name="T2">mongo-quick</text:span> – extension library using mongoosejs</text:p>
            </text:list-item>
            <text:list-item>
              <text:p text:style-name="P20"><text:span text:style-name="T2">jsonbackend</text:span> – A true object database server</text:p>
            </text:list-item>
            <text:list-item>
              <text:p text:style-name="P20"><text:span text:style-name="T2">react-fetch2</text:span> – Easy inbuilt fetching mechanism for react/react-native</text:p>
            </text:list-item>
            <text:list-item>
              <text:p text:style-name="P20"><text:span text:style-name="T2">useEffectFactory</text:span> – Power up verbose namings for useEffect usecases in react.</text:p>
            </text:list-item>
            <text:list-item>
              <text:p text:style-name="P20"><text:span text:style-name="T2">pagelist-react</text:span> – Setup routes with react on the fly.</text:p>
            </text:list-item>
          </text:list>
        </text:list-item>
      </text:list>
      <text:p text:style-name="P3">*Find appropriate links for above @ <text:a xlink:type="simple" xlink:href="https://github.com/sahilrajput03" text:style-name="Internet_20_link" text:visited-style-name="Visited_20_Internet_20_Link">https://github.com/sahilrajput03</text:a>.</text:p>
      <text:p text:style-name="P3"/>
      <text:list xml:id="list175205053170172" text:continue-numbering="true" text:style-name="WWNum1">
        <text:list-item>
          <text:p text:style-name="P20">Browse github profile @ <text:a xlink:type="simple" xlink:href="https://github.com/sahilrajput03" text:style-name="Internet_20_link" text:visited-style-name="Visited_20_Internet_20_Link">https://github.com/sahilrajput03</text:a> for mor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entury Gothic1" svg:font-family="'Century Gothic'"/>
    <style:font-face style:name="Courier New" svg:font-family="'Courier New'"/>
    <style:font-face style:name="Open Sans1" svg:font-family="'Open Sans'"/>
    <style:font-face style:name="Century Gothic2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 Sans2" svg:font-family="'Open Sans'" style:font-family-generic="system" style:font-pitch="variable"/>
    <style:font-face style:name="メイリオ" svg:font-family="メイリオ" style:font-family-generic="system" style:font-pitch="variable"/>
  </office:font-face-decls>
  <office:styles>
    <draw:fill-image draw:name="msFillBitmap_20_1" draw:display-name="msFillBitmap 1" xlink:href="Pictures/10000201000001CC000001CC65183218F757EAB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Gothic" fo:font-size="9pt" fo:language="en" fo:country="US" style:letter-kerning="false" style:font-name-asian="メイリオ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entury Gothic" fo:font-size="9pt" fo:language="en" fo:country="US" style:letter-kerning="false" style:font-name-asian="メイリオ" style:font-size-asian="12pt" style:language-asian="ja" style:country-asian="JP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font-size="9pt" style:font-size-asian="9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548ab7" style:font-name="Century Gothic" fo:font-family="'Century Gothic'" style:font-family-generic="roman" style:font-pitch="variable" fo:font-size="16pt" style:font-name-asian="メイリオ" style:font-family-asian="メイリオ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835in" loext:contextual-spacing="false" fo:keep-together="always" fo:padding-left="0in" fo:padding-right="0in" fo:padding-top="0in" fo:padding-bottom="0.0138in" fo:border-left="none" fo:border-right="none" fo:border-top="none" fo:border-bottom="0.99pt solid #94b6d2" fo:keep-with-next="always"/>
      <style:text-properties fo:text-transform="uppercase" style:font-name="Century Gothic" fo:font-family="'Century Gothic'" style:font-family-generic="roman" style:font-pitch="variable" fo:font-size="11pt" fo:font-weight="bold" style:font-name-asian="メイリオ" style:font-family-asian="メイリオ" style:font-family-generic-asian="system" style:font-pitch-asian="variable" style:font-size-asian="11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835in" loext:contextual-spacing="false" fo:keep-together="always" fo:keep-with-next="always"/>
      <style:text-properties fo:text-transform="uppercase" fo:color="#548ab7" style:font-name="Century Gothic" fo:font-family="'Century Gothic'" style:font-family-generic="roman" style:font-pitch="variable" fo:font-size="11pt" fo:font-weight="bold" style:font-name-asian="メイリオ" style:font-family-asian="メイリオ" style:font-family-generic-asian="system" style:font-pitch-asian="variable" style:font-size-asian="11pt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text-properties fo:text-transform="uppercase" fo:color="#000000" fo:font-size="48pt" style:font-size-asian="48pt" style:font-size-complex="38pt"/>
    </style:style>
    <style:style style:name="Date" style:family="paragraph" style:parent-style-name="Standard" style:next-style-name="Standard" style:default-outline-level="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text-properties fo:color="#000000" fo:font-size="16pt" fo:letter-spacing="0.0134in" style:font-size-asian="16pt" style:font-size-complex="14pt" style:text-scale="86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1pt" fo:font-weight="bold" style:font-name-asian="メイリオ" style:font-family-asian="メイリオ" style:font-family-generic-asian="system" style:font-pitch-asian="variable" style:font-size-asian="11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Title_20_Char" style:display-name="Title Char" style:family="text" style:parent-style-name="Default_20_Paragraph_20_Font">
      <style:text-properties fo:text-transform="uppercase" fo:color="#000000" fo:font-size="48pt" style:font-size-asian="48pt" style:font-size-complex="3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548ab7" style:font-name="Century Gothic" fo:font-family="'Century Gothic'" style:font-family-generic="roman" style:font-pitch="variable" fo:font-size="16pt" style:font-name-asian="メイリオ" style:font-family-asian="メイリオ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Date_20_Char" style:display-name="Date Char" style:family="text" style:parent-style-name="Default_20_Paragraph_20_Font">
      <style:text-properties fo:font-size="9pt" style:font-size-asian="9pt" style:font-size-complex="11pt"/>
    </style:style>
    <style:style style:name="Internet_20_link" style:display-name="Internet link" style:family="text" style:parent-style-name="Default_20_Paragraph_20_Font">
      <style:text-properties fo:color="#b85a22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ubtitle_20_Char" style:display-name="Subtitle Char" style:family="text" style:parent-style-name="Default_20_Paragraph_20_Font">
      <style:text-properties fo:color="#000000" fo:font-size="16pt" fo:letter-spacing="0.0134in" style:font-size-asian="16pt" style:font-size-complex="14pt" style:text-scale="86%"/>
    </style:style>
    <style:style style:name="Heading_20_3_20_Char" style:display-name="Heading 3 Char" style:family="text" style:parent-style-name="Default_20_Paragraph_20_Font">
      <style:text-properties fo:text-transform="uppercase" fo:color="#548ab7" style:font-name="Century Gothic" fo:font-family="'Century Gothic'" style:font-family-generic="roman" style:font-pitch="variable" fo:font-size="11pt" fo:font-weight="bold" style:font-name-asian="メイリオ" style:font-family-asian="メイリオ" style:font-family-generic-asian="system" style:font-pitch-asian="variable" style:font-size-asian="11pt" style:font-weight-asian="bold" style:font-name-complex="Noto Sans Arabic UI" style:font-family-complex="'Noto Sans Arabic UI'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font-size="9pt" fo:font-weight="bold" style:font-size-asian="9pt" style:font-weight-asian="bold" style:font-size-complex="11pt"/>
    </style:style>
    <style:style style:name="Visited_20_Internet_20_Link" style:display-name="Visited Internet Link" style:family="text" style:parent-style-name="Default_20_Paragraph_20_Font">
      <style:text-properties fo:color="#704404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メイリオ" style:font-family-asian="メイリオ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メイリオ" style:font-family-asian="メイリオ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entury Gothic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entury Gothic1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middle" style:vertical-rel="page" style:horizontal-pos="center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 3" text:anchor-type="char" svg:width="7.9402in" svg:height="10.5299in" draw:z-index="1"><draw:image xlink:href="Pictures/10000201000004980000060459F0DD204A44C90D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meta:creation-date>2021-02-04T07:04:00</meta:creation-date>
    <dc:date>2021-06-29T17:51:26.276353526</dc:date>
    <meta:editing-duration>PT18M55S</meta:editing-duration>
    <meta:generator>LibreOffice/6.4.7.2$Linux_X86_64 LibreOffice_project/40$Build-2</meta:generator>
    <meta:document-statistic meta:table-count="1" meta:image-count="1" meta:object-count="1" meta:page-count="2" meta:paragraph-count="83" meta:word-count="538" meta:character-count="3985" meta:non-whitespace-character-count="3547"/>
    <meta:user-defined meta:name="AppVersion">16.0000</meta:user-defined>
    <meta:user-defined meta:name="ContentTypeId">0x01010079F111ED35F8CC479449609E8A0923A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lue grey resume.dotx" xlink:href=""/>
  </office:meta>
</office:document-meta>
</file>